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1"/>
    </style:style>
    <style:style style:name="P2" style:family="paragraph" style:parent-style-name="Preformatted_20_Text">
      <style:text-properties style:font-name="Liberation Serif1" fo:font-size="16pt" style:text-underline-style="none" officeooo:rsid="001af709" officeooo:paragraph-rsid="001af709" style:font-size-asian="14pt" style:font-size-complex="16pt"/>
    </style:style>
    <style:style style:name="P3" style:family="paragraph" style:parent-style-name="Preformatted_20_Text">
      <style:text-properties style:font-name="Liberation Serif1" fo:font-size="16pt" style:text-underline-style="none" fo:font-weight="normal" officeooo:rsid="001af709" officeooo:paragraph-rsid="001af709" style:font-size-asian="14pt" style:font-weight-asian="normal" style:font-size-complex="16pt" style:font-weight-complex="normal"/>
    </style:style>
    <style:style style:name="P4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none" fo:font-weight="normal" officeooo:rsid="0021628c" officeooo:paragraph-rsid="0021628c" style:font-size-asian="14pt" style:font-weight-asian="normal" style:font-size-complex="16pt" style:font-weight-complex="normal"/>
    </style:style>
    <style:style style:name="P5" style:family="paragraph" style:parent-style-name="Preformatted_20_Text">
      <style:text-properties style:font-name="Liberation Serif1" fo:font-size="16pt" style:text-underline-style="none" fo:font-weight="bold" officeooo:rsid="001bca77" officeooo:paragraph-rsid="001bca77" style:font-size-asian="14pt" style:font-weight-asian="bold" style:font-size-complex="16pt" style:font-weight-complex="bold"/>
    </style:style>
    <style:style style:name="P6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none" fo:font-weight="bold" officeooo:rsid="001bca77" officeooo:paragraph-rsid="001bca77" style:font-size-asian="14pt" style:font-weight-asian="bold" style:font-size-complex="16pt" style:font-weight-complex="bold"/>
    </style:style>
    <style:style style:name="P7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none" fo:font-weight="bold" officeooo:rsid="001bca77" officeooo:paragraph-rsid="0020233c" style:font-size-asian="14pt" style:font-weight-asian="bold" style:font-size-complex="16pt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none" fo:font-weight="bold" officeooo:rsid="0021628c" officeooo:paragraph-rsid="0021628c" style:font-size-asian="14pt" style:font-weight-asian="bold" style:font-size-complex="16pt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solid" style:text-underline-width="auto" style:text-underline-color="font-color" fo:font-weight="bold" officeooo:rsid="001bca77" officeooo:paragraph-rsid="001bca77" style:font-size-asian="14pt" style:font-weight-asian="bold" style:font-size-complex="16pt" style:font-weight-complex="bold"/>
    </style:style>
    <style:style style:name="P10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solid" style:text-underline-width="auto" style:text-underline-color="font-color" fo:font-weight="bold" officeooo:rsid="0021628c" officeooo:paragraph-rsid="0021628c" style:font-size-asian="14pt" style:font-weight-asian="bold" style:font-size-complex="16pt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none" fo:font-weight="bold" officeooo:rsid="0023d0b7" officeooo:paragraph-rsid="0023d0b7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none" fo:font-weight="bold" officeooo:rsid="002798da" officeooo:paragraph-rsid="002798da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none" fo:font-weight="normal" officeooo:rsid="0025bc3b" officeooo:paragraph-rsid="0025bc3b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solid" style:text-underline-width="auto" style:text-underline-color="font-color" fo:font-weight="bold" officeooo:rsid="0025bc3b" officeooo:paragraph-rsid="0025bc3b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Preformatted_20_Text">
      <style:text-properties style:font-name="Liberation Serif1" officeooo:rsid="001af709" officeooo:paragraph-rsid="001af709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1af709" style:font-size-asian="17.5pt" style:font-weight-asian="bold" style:font-size-complex="20pt" style:font-weight-complex="bold"/>
    </style:style>
    <style:style style:name="T3" style:family="text">
      <style:text-properties fo:font-size="20pt" style:text-underline-style="none" fo:font-weight="bold" style:font-size-asian="17.5pt" style:font-weight-asian="bold" style:font-size-complex="20pt" style:font-weight-complex="bold"/>
    </style:style>
    <style:style style:name="T4" style:family="text">
      <style:text-properties fo:font-size="20pt" style:text-underline-style="none" fo:font-weight="bold" officeooo:rsid="001af709" style:font-size-asian="17.5pt" style:font-weight-asian="bold" style:font-size-complex="20pt" style:font-weight-complex="bold"/>
    </style:style>
    <style:style style:name="T5" style:family="text">
      <style:text-properties fo:font-size="20pt" style:text-underline-style="none" fo:font-weight="normal" style:font-size-asian="17.5pt" style:font-weight-asian="normal" style:font-size-complex="2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6fae" style:font-weight-asian="normal" style:font-weight-complex="normal"/>
    </style:style>
    <style:style style:name="T10" style:family="text">
      <style:text-properties fo:font-weight="normal" officeooo:rsid="0020233c" style:font-weight-asian="normal" style:font-weight-complex="normal"/>
    </style:style>
    <style:style style:name="T11" style:family="text">
      <style:text-properties fo:font-weight="normal" officeooo:rsid="002151be" style:font-weight-asian="normal" style:font-weight-complex="normal"/>
    </style:style>
    <style:style style:name="T12" style:family="text">
      <style:text-properties fo:font-weight="normal" officeooo:rsid="0022bf67" style:font-weight-asian="normal" style:font-weight-complex="normal"/>
    </style:style>
    <style:style style:name="T13" style:family="text">
      <style:text-properties fo:font-weight="normal" officeooo:rsid="00254566" style:font-weight-asian="normal" style:font-weight-complex="normal"/>
    </style:style>
    <style:style style:name="T14" style:family="text">
      <style:text-properties fo:font-weight="normal" officeooo:rsid="0028b275" style:font-weight-asian="normal" style:font-weight-complex="normal"/>
    </style:style>
    <style:style style:name="T15" style:family="text">
      <style:text-properties officeooo:rsid="001bca77"/>
    </style:style>
    <style:style style:name="T16" style:family="text">
      <style:text-properties officeooo:rsid="001d6fae"/>
    </style:style>
    <style:style style:name="T17" style:family="text">
      <style:text-properties officeooo:rsid="0020233c"/>
    </style:style>
    <style:style style:name="T18" style:family="text">
      <style:text-properties officeooo:rsid="002151be"/>
    </style:style>
    <style:style style:name="T19" style:family="text">
      <style:text-properties officeooo:rsid="00254566"/>
    </style:style>
    <style:style style:name="T20" style:family="text">
      <style:text-properties officeooo:rsid="00268d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<text:tab/></text:span><text:span text:style-name="T2">Introdução a administração de sistemas Linux</text:span></text:p>
      <text:p text:style-name="P1"><text:span text:style-name="T2"/></text:p>
      <text:p text:style-name="P15"><text:span text:style-name="T2"/></text:p>
      <text:p text:style-name="P15"><text:span text:style-name="T2">A</text:span><text:span text:style-name="T1">ula 05:</text:span><text:span text:style-name="T3"> </text:span><text:span text:style-name="T5">Obtenção e gerenciamento de programas.</text:span></text:p>
      <text:p text:style-name="P1"><text:span text:style-name="T2"/></text:p>
      <text:p text:style-name="P2"><text:span text:style-name="T6">Tópicos:</text:span></text:p>
      <text:p text:style-name="P3">*Sobre obtenção e gerenciamento de software no Linux</text:p>
      <text:p text:style-name="P3">*Entendendo o empacotamento de software <text:span text:style-name="T15">RPM </text:span>do Linux</text:p>
      <text:p text:style-name="P3">*Entendendo pacotes RPM (família Fedora)</text:p>
      <text:p text:style-name="P3">*Gerenciando pacotes RPM com o Yum</text:p>
      <text:p text:style-name="P3">*Instalando, consultando e verificando software com comando RPM</text:p>
      <text:p text:style-name="P3">*Tópicos semelhantes na família Debian</text:p>
      <text:p text:style-name="P3"/>
      <text:p text:style-name="P3"/>
      <text:p text:style-name="P5"><text:span text:style-name="T7">Sobre obtenção e gerenciamento de software no Linux</text:span>:</text:p>
      <text:p text:style-name="P5"/>
      <text:p text:style-name="P6"><text:tab/><text:span text:style-name="T8">Em distribuições Linux como Fedore e Ubuntu, não se torna necessário saber muito sobre como o software é empacotado e gerenciado para obter o que deseja. Essas distribuições possuem excelentes ferramentas de instalação de softwares, que automaticamente apontam para grande repositórios deles.</text:span></text:p>
      <text:p text:style-name="P6"><text:span text:style-name="T8"><text:tab/></text:span></text:p>
      <text:p text:style-name="P6"><text:span text:style-name="T8"><text:tab/>Afim de nos aprofundarmos no gerenciamento de software Linux, descrevo a seguir o que compõe os pacotes de software Linux (.deb e .rpm), componentes de software de gerenciamento subjacentes e comandos (yum e rpm, apt e dpkg).</text:span></text:p>
      <text:p text:style-name="P6"><text:span text:style-name="T8"/></text:p>
      <text:p text:style-name="P6"><text:span text:style-name="T8"/></text:p>
      <text:p text:style-name="P9">Entendendo o empacotamento de software RPM do Linux:</text:p>
      <text:p text:style-name="P6"/>
      <text:p text:style-name="P6"><text:tab/><text:span text:style-name="T8">Nos primeiros sistemas Linux para se instalar um programa, se pegava o código-fonte de um projeto que o produziu, compilava-o em binários executáveis e colocava o software em seu computador. Se tivesse sorte alguém já o teria compilado de maneira que já fosse capaz de ser executado em sua máquina.</text:span></text:p>
      <text:p text:style-name="P6"><text:span text:style-name="T8"/></text:p>
      <text:p text:style-name="P7"><text:span text:style-name="T8"><text:tab/></text:span><text:span text:style-name="T9">A forma de um pacote normalmente era um </text:span><text:span text:style-name="T16">tarball,</text:span><text:span text:style-name="T9"> contendo arquivos executáveis (comandos), documentação, arquivos de </text:span><text:soft-page-break/><text:span text:style-name="T9">configuração do software e bibliotecas necessárias. </text:span><text:span text:style-name="T10">Tarball nada mais é portando que um único arquivo que vários arquivos são reunidos para facilitar um pouco a vida de quem desejava instalar o programa.</text:span></text:p>
      <text:p text:style-name="P7"><text:span text:style-name="T10"/></text:p>
      <text:p text:style-name="P7"><text:span text:style-name="T10"><text:tab/>Embora a criação e utilização de </text:span><text:span text:style-name="T9"><text:s/></text:span><text:span text:style-name="T10">um tarball seja fácil, esse método de instalação torna difícil:</text:span></text:p>
      <text:p text:style-name="P7"><text:span text:style-name="T10"/></text:p>
      <text:p text:style-name="P7"><text:span text:style-name="T10"><text:tab/><text:tab/></text:span><text:span text:style-name="T17">Obtenção de software dependente</text:span><text:span text:style-name="T10"> – o usuário ao instalar um programa precisa saber quais são as dependências necessárias para seu funcionamento correto. Ao determinar essa dependência se tornava necessário o rastreamento dele por parte do usuário, algo que pode ser uma grande dor de cabeça.</text:span></text:p>
      <text:p text:style-name="P7"><text:span text:style-name="T10"/></text:p>
      <text:p text:style-name="P7"><text:span text:style-name="T10"><text:tab/><text:tab/></text:span><text:span text:style-name="T18">Listar o software – </text:span><text:span text:style-name="T11">Mesmo que soubesse o comando, era difícil determinar onde se encontravam os arquivos de configuração e documentação pós instalação do software.</text:span></text:p>
      <text:p text:style-name="P7"><text:span text:style-name="T11"/></text:p>
      <text:p text:style-name="P7"><text:span text:style-name="T11"><text:tab/><text:tab/></text:span><text:span text:style-name="T18">Remover o software – </text:span><text:span text:style-name="T11">A menos que você mantivesse o tarball que originou o software você não saberia onde todos os arquivos estavam quando chegava a hora de removê-los. Problema decorrente da listagem de software.</text:span></text:p>
      <text:p text:style-name="P7"><text:span text:style-name="T11"/></text:p>
      <text:p text:style-name="P7"><text:span text:style-name="T11"><text:tab/><text:tab/></text:span><text:span text:style-name="T18">Atualizar o software – </text:span><text:span text:style-name="T11">Tarball não foi projetado para manter metadados sobre os dados que ele por sua vez armazenava. Depois de instalar o conteúdo de um tarball você se tornava incapaz de dizer qual versão do software você está usando.</text:span></text:p>
      <text:p text:style-name="P7"><text:span text:style-name="T11"/></text:p>
      <text:p text:style-name="P7"><text:span text:style-name="T11"><text:tab/>Afim de lidar com esses problemas, os projetos que mantinham as principais distruibuições Linux criaram pacotes mais complexos:</text:span></text:p>
      <text:p text:style-name="P7"><text:span text:style-name="T11"/></text:p>
      <text:p text:style-name="P7"><text:span text:style-name="T11"><text:tab/><text:tab/></text:span><text:span text:style-name="T18">Pacotes DEB (.deb)</text:span><text:span text:style-name="T11"> – O projeto Debian GNU/Linux criou os pacotes .deb que <text:s/>podem ser instalados, gerenciados, removidos e atualizados por ferramentas como: apt-get e dpkg.</text:span></text:p>
      <text:p text:style-name="P7"><text:span text:style-name="T11"/></text:p>
      <text:p text:style-name="P7"><text:span text:style-name="T11"><text:tab/><text:tab/></text:span><text:span text:style-name="T18">Pacotes RPM (.rpm)</text:span><text:span text:style-name="T11"> – RPM é o formato de pacote usado pela família Red Hat. O comando rpm foi a maneira inicial para se lidar com esse pacotes, porém com o passar do tempo yum foi adicionado a fim de aumentar a facilidade do RPM.</text:span></text:p>
      <text:p text:style-name="P7"><text:span text:style-name="T11"/></text:p>
      <text:p text:style-name="P7"><text:soft-page-break/><text:span text:style-name="T11"/></text:p>
      <text:p text:style-name="P10">Entendendo pacotes RPM:</text:p>
      <text:p text:style-name="P10"/>
      <text:p text:style-name="P4"><text:tab/>Um pacote RPM é uma consolidação de arquivos necessários para fornecer determinado recurso. Dentro de um RPM se encontram: comandos, arquivos de configuração, documentação do software e bibliotecas e (o mais importante) os metadados sobre o conteúdo do pacote. </text:p>
      <text:p text:style-name="P4"/>
      <text:p text:style-name="P8">O que há dentro de RPM?</text:p>
      <text:p text:style-name="P8"/>
      <text:p text:style-name="P8"><text:tab/><text:span text:style-name="T8">Antes mesmo de olhar para dentro de um RPM, você pode dizer muito sobre ele a partir do nome do pacote. Para descobrir o nome de um pacote RPM atualmente instalado em seus sistema, você pode digitar o seguinte comando no shell:</text:span></text:p>
      <text:p text:style-name="P8"><text:span text:style-name="T8"/></text:p>
      <text:p text:style-name="P8"><text:span text:style-name="T8"><text:tab/># rpm -q nome_base_do_pacote</text:span></text:p>
      <text:p text:style-name="P8"><text:span text:style-name="T8"><text:tab/> <text:s text:c="2"/>Informações básicas sobre o pacote</text:span></text:p>
      <text:p text:style-name="P8"><text:span text:style-name="T8"/></text:p>
      <text:p text:style-name="P8"><text:span text:style-name="T8"><text:tab/></text:span><text:span text:style-name="T12">Mais informações podem ser obtidar por meio da opção qi (query information), que nada mais faz do que uma busca sobre as informações mais detalhadas do pacote.</text:span></text:p>
      <text:p text:style-name="P8"><text:span text:style-name="T12"/></text:p>
      <text:p text:style-name="P8"><text:span text:style-name="T12"><text:tab/>#rpm -qi nome_base_do_pacote</text:span></text:p>
      <text:p text:style-name="P8"><text:span text:style-name="T12"><text:tab/> <text:s/>Informações detalhadas sobre o pacote</text:span></text:p>
      <text:p text:style-name="P8"><text:span text:style-name="T12"/></text:p>
      <text:p text:style-name="P11">Instalando RPMs:</text:p>
      <text:p text:style-name="P11"/>
      <text:p text:style-name="P11"><text:tab/><text:span text:style-name="T8">A primeira ferramenta a ser desenvolvida para instalar pacotes RPM foi o comando shell </text:span>rpm<text:span text:style-name="T8">. Como falamos anteriormente, usando rpm você pode instalar, atualizar, remover e consultar pacotes RPM. O comando, porém , tem suas desvantagens importantes:</text:span></text:p>
      <text:p text:style-name="P11"><text:span text:style-name="T8"/></text:p>
      <text:p text:style-name="P11"><text:span text:style-name="T8"><text:tab/><text:tab/></text:span>Dependências – <text:span text:style-name="T8">Em geral, a maioria dos pacotes RPM dependem de algum outro software (arquivos executáveis, bibliotecas e etc) que deve ser instalado no sistema para funcionamento do inicial. Ao tentar instalar um pacote que possui dependência com rpm a instalação ira falhar e listará quais pacotes devem ser instalados. Nesse caso o usuário deve escavar e procurar o pacote que por sua vez também pode conter </text:span><text:soft-page-break/><text:span text:style-name="T8">mais dependências, bem-vindo ao inferno de dependências.</text:span></text:p>
      <text:p text:style-name="P11"><text:span text:style-name="T8"/></text:p>
      <text:p text:style-name="P11"><text:span text:style-name="T8"><text:tab/><text:tab/></text:span><text:span text:style-name="T19">Localização dos RPM’s <text:s/>- </text:span><text:span text:style-name="T13">O comando rpm espera que você forneça a localização exata do arquivo RPM quando tenta instalá-lo.</text:span></text:p>
      <text:p text:style-name="P11"><text:span text:style-name="T13"/></text:p>
      <text:p text:style-name="P14">Gerenciando pacote RPM com YUM:</text:p>
      <text:p text:style-name="P14"/>
      <text:p text:style-name="P13"><text:tab/>O projeto Yellowdog Updater Modifier (YUM) foi criado para resolver a dor de cabeça de gerenciar dependências com pacotes RPM. Sua principal contribuição foi mudar o pensamento de pacotes RPM como componentes individuais e pensar neles como partes de repositório<text:span text:style-name="T20">s</text:span> de software maiores.</text:p>
      <text:p text:style-name="P13"/>
      <text:p text:style-name="P13"><text:tab/><text:span text:style-name="T20">Com repositórios, o problema de lidar com depedências não recai na pessoa que instalava o software, mas na distribuição Linux ou no distribuidor do software independente que disponibiliza o software. </text:span></text:p>
      <text:p text:style-name="P13"/>
      <text:p text:style-name="P13"><text:tab/><text:span text:style-name="T20">Repositórios também podem se basear um no outro. Assim, por exemplo, o repositório rpmfusion.org poderia supor que um usuário já tem acesso ao repositório Fedora principal. Portanto, se um pacote que está sendo instalado a partir de rpmfusion.org precisasse de um biblioteca ou de comando a partir do repositório Fedora principal, o pacote Fedora poderia ser baixado e instalado ao mesmo tempo que você instala o pacote rpmfusion.org.</text:span></text:p>
      <text:p text:style-name="P13"/>
      <text:p text:style-name="P13"><text:tab/><text:span text:style-name="T20">Os repositórios YUM em geral podem ser colocados em um diretório em um servidor web (http://), servidpr ftp (ftp://) ou diretório local (</text:span><text:a xlink:type="simple" xlink:href="../../../../../../../" text:style-name="Internet_20_link" text:visited-style-name="Visited_20_Internet_20_Link"><text:span text:style-name="T20">file://</text:span></text:a><text:span text:style-name="T20">). A localização desse repositórios, então, seria armazenada no sistema do usuário no arquivo /etc/yum.conf ou, mais geralmente, em arquivo de configurção separados no diretório /etc/yum.repos.d.</text:span></text:p>
      <text:p text:style-name="P13"/>
      <text:p text:style-name="P12">Entendendo como funciona o yum:</text:p>
      <text:p text:style-name="P12"/>
      <text:p text:style-name="P12"><text:tab/><text:span text:style-name="T8">A sintaxe básica do comando yum é:</text:span></text:p>
      <text:p text:style-name="P12"><text:span text:style-name="T8"/></text:p>
      <text:p text:style-name="P12"><text:span text:style-name="T8"><text:tab/><text:tab/># yum [options] comandos</text:span></text:p>
      <text:p text:style-name="P12"><text:span text:style-name="T8"><text:tab/></text:span></text:p>
      <text:p text:style-name="P12"><text:span text:style-name="T8"><text:tab/>Usando essa sintaxe, você pode encontrar e consultar informações de pacotes, saber mais sobre grupos de pacotes, atualizar ou excluir pacotes, </text:span><text:soft-page-break/><text:span text:style-name="T8">para citar alguns recursos da ferramenta. Com o repositório YUM e a configuração no lugar, um usuário pode instalar um pacote ao digitar algo simples como:</text:span></text:p>
      <text:p text:style-name="P12"><text:span text:style-name="T8"/></text:p>
      <text:p text:style-name="P12"><text:span text:style-name="T8"><text:tab/><text:tab/># yum install nome_do_pacote</text:span></text:p>
      <text:p text:style-name="P12"><text:span text:style-name="T8"/></text:p>
      <text:p text:style-name="P12"><text:span text:style-name="T8"><text:tab/>O usuário só precisa saber o nome do pacote para realizar a instalação. A instalação YUM encontra a versão mais recente desse pacote disponível no repositório, transfere-o para o sistema local e instala-o. </text:span></text:p>
      <text:p text:style-name="P12"><text:span text:style-name="T8"/></text:p>
      <text:p text:style-name="P12"><text:span text:style-name="T8"><text:tab/></text:span><text:span text:style-name="T14">O resultado de um comando yum install nome_do_pacote é que o pacote solicitado é copiado do repositório yum para o sistema local. Os arquivos do pacote são colocados no sistema de arquivos onde são nececssários (/bin, /etc e etc). As informações sobre o pacote são armazenadas no banco de dados RPM local, onde podem ser consultadas.</text:span></text:p>
      <text:p text:style-name="P12"/>
      <text:p text:style-name="P12"><text:tab/></text:p>
      <text:p text:style-name="P13"/>
      <text:p text:style-name="P13"/>
      <text:p text:style-name="P13"/>
      <text:p text:style-name="P13"><text:tab/></text:p>
      <text:p text:style-name="P14"/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1T22:49:31.557927741</dc:date>
    <meta:editing-duration>PT50M30S</meta:editing-duration>
    <meta:editing-cycles>9</meta:editing-cycles>
    <meta:generator>LibreOffice/5.2.7.2$Linux_X86_64 LibreOffice_project/20m0$Build-2</meta:generator>
    <meta:document-statistic meta:table-count="0" meta:image-count="0" meta:object-count="0" meta:page-count="5" meta:paragraph-count="53" meta:word-count="1108" meta:character-count="7108" meta:non-whitespace-character-count="5982"/>
  </office:meta>
</office:document-meta>
</file>